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64.04pt" svg:height="391.1pt" svg:x="414.23pt" svg:y="129.43pt">
            <draw:object draw:notify-on-update-of-ranges="Sheet1.A1:Sheet1.A1 Sheet1.A2:Sheet1.A42 Sheet1.C1:Sheet1.C1 Sheet1.C2:Sheet1.C42 Sheet1.A1:Sheet1.A1 Sheet1.A2:Sheet1.A42 Sheet1.D1:Sheet1.D1 Sheet1.D2:Sheet1.D42 Sheet1.A1:Sheet1.A1 Sheet1.A2:Sheet1.A42 Sheet1.E1:Sheet1.E1 Sheet1.E2:Sheet1.E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FWHM(H)</text:p>
          </table:table-cell>
          <table:table-cell office:value-type="string" calcext:value-type="string">
            <text:p>FWHM(V)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3" calcext:value-type="float">
            <text:p>3</text:p>
          </table:table-cell>
          <table:table-cell office:value-type="float" office:value="12.2556" calcext:value-type="float">
            <text:p>12.2556</text:p>
          </table:table-cell>
          <table:table-cell office:value-type="float" office:value="10.599" calcext:value-type="float">
            <text:p>10.599</text:p>
          </table:table-cell>
          <table:table-cell office:value-type="float" office:value="11.3475" calcext:value-type="float">
            <text:p>11.347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3" calcext:value-type="float">
            <text:p>3</text:p>
          </table:table-cell>
          <table:table-cell office:value-type="float" office:value="11.8456" calcext:value-type="float">
            <text:p>11.8456</text:p>
          </table:table-cell>
          <table:table-cell office:value-type="float" office:value="8.88361" calcext:value-type="float">
            <text:p>8.88361</text:p>
          </table:table-cell>
          <table:table-cell office:value-type="float" office:value="9.42588" calcext:value-type="float">
            <text:p>9.42588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3" calcext:value-type="float">
            <text:p>3</text:p>
          </table:table-cell>
          <table:table-cell office:value-type="float" office:value="11.5818" calcext:value-type="float">
            <text:p>11.5818</text:p>
          </table:table-cell>
          <table:table-cell office:value-type="float" office:value="9.73916" calcext:value-type="float">
            <text:p>9.73916</text:p>
          </table:table-cell>
          <table:table-cell office:value-type="float" office:value="8.95553" calcext:value-type="float">
            <text:p>8.95553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" calcext:value-type="float">
            <text:p>3</text:p>
          </table:table-cell>
          <table:table-cell office:value-type="float" office:value="11.2956" calcext:value-type="float">
            <text:p>11.2956</text:p>
          </table:table-cell>
          <table:table-cell office:value-type="float" office:value="8.12682" calcext:value-type="float">
            <text:p>8.12682</text:p>
          </table:table-cell>
          <table:table-cell office:value-type="float" office:value="9.12306" calcext:value-type="float">
            <text:p>9.12306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3" calcext:value-type="float">
            <text:p>3</text:p>
          </table:table-cell>
          <table:table-cell office:value-type="float" office:value="10.8415" calcext:value-type="float">
            <text:p>10.8415</text:p>
          </table:table-cell>
          <table:table-cell office:value-type="float" office:value="6.76013" calcext:value-type="float">
            <text:p>6.76013</text:p>
          </table:table-cell>
          <table:table-cell office:value-type="float" office:value="7.95762" calcext:value-type="float">
            <text:p>7.95762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3" calcext:value-type="float">
            <text:p>3</text:p>
          </table:table-cell>
          <table:table-cell office:value-type="float" office:value="10.5331" calcext:value-type="float">
            <text:p>10.5331</text:p>
          </table:table-cell>
          <table:table-cell office:value-type="float" office:value="7.05941" calcext:value-type="float">
            <text:p>7.05941</text:p>
          </table:table-cell>
          <table:table-cell office:value-type="float" office:value="6.95163" calcext:value-type="float">
            <text:p>6.95163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2" calcext:value-type="float">
            <text:p>2</text:p>
          </table:table-cell>
          <table:table-cell office:value-type="float" office:value="10.1195" calcext:value-type="float">
            <text:p>10.1195</text:p>
          </table:table-cell>
          <table:table-cell office:value-type="float" office:value="6.43801" calcext:value-type="float">
            <text:p>6.43801</text:p>
          </table:table-cell>
          <table:table-cell office:value-type="float" office:value="6.95691" calcext:value-type="float">
            <text:p>6.9569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9.81703" calcext:value-type="float">
            <text:p>9.81703</text:p>
          </table:table-cell>
          <table:table-cell office:value-type="float" office:value="5.75749" calcext:value-type="float">
            <text:p>5.75749</text:p>
          </table:table-cell>
          <table:table-cell office:value-type="float" office:value="6.40215" calcext:value-type="float">
            <text:p>6.4021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2" calcext:value-type="float">
            <text:p>2</text:p>
          </table:table-cell>
          <table:table-cell office:value-type="float" office:value="9.66449" calcext:value-type="float">
            <text:p>9.66449</text:p>
          </table:table-cell>
          <table:table-cell office:value-type="float" office:value="4.95167" calcext:value-type="float">
            <text:p>4.95167</text:p>
          </table:table-cell>
          <table:table-cell office:value-type="float" office:value="5.2458" calcext:value-type="float">
            <text:p>5.2458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2" calcext:value-type="float">
            <text:p>2</text:p>
          </table:table-cell>
          <table:table-cell office:value-type="float" office:value="9.2142" calcext:value-type="float">
            <text:p>9.2142</text:p>
          </table:table-cell>
          <table:table-cell office:value-type="float" office:value="5.10057" calcext:value-type="float">
            <text:p>5.10057</text:p>
          </table:table-cell>
          <table:table-cell office:value-type="float" office:value="5.23789" calcext:value-type="float">
            <text:p>5.23789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2" calcext:value-type="float">
            <text:p>2</text:p>
          </table:table-cell>
          <table:table-cell office:value-type="float" office:value="9.22766" calcext:value-type="float">
            <text:p>9.22766</text:p>
          </table:table-cell>
          <table:table-cell office:value-type="float" office:value="5.02397" calcext:value-type="float">
            <text:p>5.02397</text:p>
          </table:table-cell>
          <table:table-cell office:value-type="float" office:value="5.34165" calcext:value-type="float">
            <text:p>5.3416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2" calcext:value-type="float">
            <text:p>2</text:p>
          </table:table-cell>
          <table:table-cell office:value-type="float" office:value="8.70985" calcext:value-type="float">
            <text:p>8.70985</text:p>
          </table:table-cell>
          <table:table-cell office:value-type="float" office:value="4.21077" calcext:value-type="float">
            <text:p>4.21077</text:p>
          </table:table-cell>
          <table:table-cell office:value-type="float" office:value="4.08695" calcext:value-type="float">
            <text:p>4.0869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office:value-type="float" office:value="8.55176" calcext:value-type="float">
            <text:p>8.55176</text:p>
          </table:table-cell>
          <table:table-cell office:value-type="float" office:value="3.97598" calcext:value-type="float">
            <text:p>3.97598</text:p>
          </table:table-cell>
          <table:table-cell office:value-type="float" office:value="4.21282" calcext:value-type="float">
            <text:p>4.21282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" calcext:value-type="float">
            <text:p>1</text:p>
          </table:table-cell>
          <table:table-cell office:value-type="float" office:value="8.4712" calcext:value-type="float">
            <text:p>8.4712</text:p>
          </table:table-cell>
          <table:table-cell office:value-type="float" office:value="4.41322" calcext:value-type="float">
            <text:p>4.41322</text:p>
          </table:table-cell>
          <table:table-cell office:value-type="float" office:value="3.59897" calcext:value-type="float">
            <text:p>3.59897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" calcext:value-type="float">
            <text:p>1</text:p>
          </table:table-cell>
          <table:table-cell office:value-type="float" office:value="8.24443" calcext:value-type="float">
            <text:p>8.24443</text:p>
          </table:table-cell>
          <table:table-cell office:value-type="float" office:value="3.42208" calcext:value-type="float">
            <text:p>3.42208</text:p>
          </table:table-cell>
          <table:table-cell office:value-type="float" office:value="3.51763" calcext:value-type="float">
            <text:p>3.51763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" calcext:value-type="float">
            <text:p>1</text:p>
          </table:table-cell>
          <table:table-cell office:value-type="float" office:value="8.63756" calcext:value-type="float">
            <text:p>8.63756</text:p>
          </table:table-cell>
          <table:table-cell office:value-type="float" office:value="3.1946" calcext:value-type="float">
            <text:p>3.1946</text:p>
          </table:table-cell>
          <table:table-cell office:value-type="float" office:value="3.24689" calcext:value-type="float">
            <text:p>3.24689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1" calcext:value-type="float">
            <text:p>1</text:p>
          </table:table-cell>
          <table:table-cell office:value-type="float" office:value="8.51625" calcext:value-type="float">
            <text:p>8.51625</text:p>
          </table:table-cell>
          <table:table-cell office:value-type="float" office:value="3.46978" calcext:value-type="float">
            <text:p>3.46978</text:p>
          </table:table-cell>
          <table:table-cell office:value-type="float" office:value="3.22922" calcext:value-type="float">
            <text:p>3.2292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float" office:value="8.62156" calcext:value-type="float">
            <text:p>8.62156</text:p>
          </table:table-cell>
          <table:table-cell office:value-type="float" office:value="3.11885" calcext:value-type="float">
            <text:p>3.11885</text:p>
          </table:table-cell>
          <table:table-cell office:value-type="float" office:value="2.9577" calcext:value-type="float">
            <text:p>2.9577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" calcext:value-type="float">
            <text:p>1</text:p>
          </table:table-cell>
          <table:table-cell office:value-type="float" office:value="8.59831" calcext:value-type="float">
            <text:p>8.59831</text:p>
          </table:table-cell>
          <table:table-cell office:value-type="float" office:value="2.6763" calcext:value-type="float">
            <text:p>2.6763</text:p>
          </table:table-cell>
          <table:table-cell office:value-type="float" office:value="3.03651" calcext:value-type="float">
            <text:p>3.03651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" calcext:value-type="float">
            <text:p>1</text:p>
          </table:table-cell>
          <table:table-cell office:value-type="float" office:value="8.83266" calcext:value-type="float">
            <text:p>8.83266</text:p>
          </table:table-cell>
          <table:table-cell office:value-type="float" office:value="3.27384" calcext:value-type="float">
            <text:p>3.27384</text:p>
          </table:table-cell>
          <table:table-cell office:value-type="float" office:value="2.77679" calcext:value-type="float">
            <text:p>2.77679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" calcext:value-type="float">
            <text:p>1</text:p>
          </table:table-cell>
          <table:table-cell office:value-type="float" office:value="8.88756" calcext:value-type="float">
            <text:p>8.88756</text:p>
          </table:table-cell>
          <table:table-cell office:value-type="float" office:value="2.70414" calcext:value-type="float">
            <text:p>2.70414</text:p>
          </table:table-cell>
          <table:table-cell office:value-type="float" office:value="2.71737" calcext:value-type="float">
            <text:p>2.71737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" calcext:value-type="float">
            <text:p>1</text:p>
          </table:table-cell>
          <table:table-cell office:value-type="float" office:value="8.85844" calcext:value-type="float">
            <text:p>8.85844</text:p>
          </table:table-cell>
          <table:table-cell office:value-type="float" office:value="2.85248" calcext:value-type="float">
            <text:p>2.85248</text:p>
          </table:table-cell>
          <table:table-cell office:value-type="float" office:value="3.02387" calcext:value-type="float">
            <text:p>3.02387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office:value-type="float" office:value="9.14524" calcext:value-type="float">
            <text:p>9.14524</text:p>
          </table:table-cell>
          <table:table-cell office:value-type="float" office:value="2.93684" calcext:value-type="float">
            <text:p>2.93684</text:p>
          </table:table-cell>
          <table:table-cell office:value-type="float" office:value="3.35703" calcext:value-type="float">
            <text:p>3.35703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" calcext:value-type="float">
            <text:p>1</text:p>
          </table:table-cell>
          <table:table-cell office:value-type="float" office:value="8.63316" calcext:value-type="float">
            <text:p>8.63316</text:p>
          </table:table-cell>
          <table:table-cell office:value-type="float" office:value="2.66775" calcext:value-type="float">
            <text:p>2.66775</text:p>
          </table:table-cell>
          <table:table-cell office:value-type="float" office:value="3.16651" calcext:value-type="float">
            <text:p>3.16651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" calcext:value-type="float">
            <text:p>1</text:p>
          </table:table-cell>
          <table:table-cell office:value-type="float" office:value="8.86886" calcext:value-type="float">
            <text:p>8.86886</text:p>
          </table:table-cell>
          <table:table-cell office:value-type="float" office:value="3.14746" calcext:value-type="float">
            <text:p>3.14746</text:p>
          </table:table-cell>
          <table:table-cell office:value-type="float" office:value="3.20434" calcext:value-type="float">
            <text:p>3.20434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" calcext:value-type="float">
            <text:p>1</text:p>
          </table:table-cell>
          <table:table-cell office:value-type="float" office:value="8.79841" calcext:value-type="float">
            <text:p>8.79841</text:p>
          </table:table-cell>
          <table:table-cell office:value-type="float" office:value="3.49259" calcext:value-type="float">
            <text:p>3.49259</text:p>
          </table:table-cell>
          <table:table-cell office:value-type="float" office:value="2.8127" calcext:value-type="float">
            <text:p>2.8127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" calcext:value-type="float">
            <text:p>1</text:p>
          </table:table-cell>
          <table:table-cell office:value-type="float" office:value="8.62892" calcext:value-type="float">
            <text:p>8.62892</text:p>
          </table:table-cell>
          <table:table-cell office:value-type="float" office:value="3.1456" calcext:value-type="float">
            <text:p>3.1456</text:p>
          </table:table-cell>
          <table:table-cell office:value-type="float" office:value="3.31487" calcext:value-type="float">
            <text:p>3.3148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8.51718" calcext:value-type="float">
            <text:p>8.51718</text:p>
          </table:table-cell>
          <table:table-cell office:value-type="float" office:value="3.6021" calcext:value-type="float">
            <text:p>3.6021</text:p>
          </table:table-cell>
          <table:table-cell office:value-type="float" office:value="3.68687" calcext:value-type="float">
            <text:p>3.6868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" calcext:value-type="float">
            <text:p>1</text:p>
          </table:table-cell>
          <table:table-cell office:value-type="float" office:value="8.68556" calcext:value-type="float">
            <text:p>8.68556</text:p>
          </table:table-cell>
          <table:table-cell office:value-type="float" office:value="3.74347" calcext:value-type="float">
            <text:p>3.74347</text:p>
          </table:table-cell>
          <table:table-cell office:value-type="float" office:value="4.07043" calcext:value-type="float">
            <text:p>4.07043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" calcext:value-type="float">
            <text:p>1</text:p>
          </table:table-cell>
          <table:table-cell office:value-type="float" office:value="8.71117" calcext:value-type="float">
            <text:p>8.71117</text:p>
          </table:table-cell>
          <table:table-cell office:value-type="float" office:value="4.16818" calcext:value-type="float">
            <text:p>4.16818</text:p>
          </table:table-cell>
          <table:table-cell office:value-type="float" office:value="4.36293" calcext:value-type="float">
            <text:p>4.3629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2" calcext:value-type="float">
            <text:p>2</text:p>
          </table:table-cell>
          <table:table-cell office:value-type="float" office:value="9.0535" calcext:value-type="float">
            <text:p>9.0535</text:p>
          </table:table-cell>
          <table:table-cell office:value-type="float" office:value="4.31844" calcext:value-type="float">
            <text:p>4.31844</text:p>
          </table:table-cell>
          <table:table-cell office:value-type="float" office:value="4.68769" calcext:value-type="float">
            <text:p>4.68769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office:value-type="float" office:value="9.07061" calcext:value-type="float">
            <text:p>9.07061</text:p>
          </table:table-cell>
          <table:table-cell office:value-type="float" office:value="4.92523" calcext:value-type="float">
            <text:p>4.92523</text:p>
          </table:table-cell>
          <table:table-cell office:value-type="float" office:value="4.90958" calcext:value-type="float">
            <text:p>4.90958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office:value-type="float" office:value="9.59784" calcext:value-type="float">
            <text:p>9.59784</text:p>
          </table:table-cell>
          <table:table-cell office:value-type="float" office:value="4.98285" calcext:value-type="float">
            <text:p>4.98285</text:p>
          </table:table-cell>
          <table:table-cell office:value-type="float" office:value="4.8716" calcext:value-type="float">
            <text:p>4.871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office:value-type="float" office:value="9.86389" calcext:value-type="float">
            <text:p>9.86389</text:p>
          </table:table-cell>
          <table:table-cell office:value-type="float" office:value="5.87737" calcext:value-type="float">
            <text:p>5.87737</text:p>
          </table:table-cell>
          <table:table-cell office:value-type="float" office:value="5.63718" calcext:value-type="float">
            <text:p>5.6371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2" calcext:value-type="float">
            <text:p>2</text:p>
          </table:table-cell>
          <table:table-cell office:value-type="float" office:value="10.1199" calcext:value-type="float">
            <text:p>10.1199</text:p>
          </table:table-cell>
          <table:table-cell office:value-type="float" office:value="5.87487" calcext:value-type="float">
            <text:p>5.87487</text:p>
          </table:table-cell>
          <table:table-cell office:value-type="float" office:value="6.59552" calcext:value-type="float">
            <text:p>6.5955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3" calcext:value-type="float">
            <text:p>3</text:p>
          </table:table-cell>
          <table:table-cell office:value-type="float" office:value="10.2896" calcext:value-type="float">
            <text:p>10.2896</text:p>
          </table:table-cell>
          <table:table-cell office:value-type="float" office:value="7.02334" calcext:value-type="float">
            <text:p>7.02334</text:p>
          </table:table-cell>
          <table:table-cell office:value-type="float" office:value="6.38216" calcext:value-type="float">
            <text:p>6.3821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" calcext:value-type="float">
            <text:p>3</text:p>
          </table:table-cell>
          <table:table-cell office:value-type="float" office:value="10.8753" calcext:value-type="float">
            <text:p>10.8753</text:p>
          </table:table-cell>
          <table:table-cell office:value-type="float" office:value="7.57939" calcext:value-type="float">
            <text:p>7.57939</text:p>
          </table:table-cell>
          <table:table-cell office:value-type="float" office:value="7.00043" calcext:value-type="float">
            <text:p>7.0004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float" office:value="10.8425" calcext:value-type="float">
            <text:p>10.8425</text:p>
          </table:table-cell>
          <table:table-cell office:value-type="float" office:value="8.01086" calcext:value-type="float">
            <text:p>8.01086</text:p>
          </table:table-cell>
          <table:table-cell office:value-type="float" office:value="7.82628" calcext:value-type="float">
            <text:p>7.82628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" calcext:value-type="float">
            <text:p>3</text:p>
          </table:table-cell>
          <table:table-cell office:value-type="float" office:value="11.2525" calcext:value-type="float">
            <text:p>11.2525</text:p>
          </table:table-cell>
          <table:table-cell office:value-type="float" office:value="9.30521" calcext:value-type="float">
            <text:p>9.30521</text:p>
          </table:table-cell>
          <table:table-cell office:value-type="float" office:value="7.50117" calcext:value-type="float">
            <text:p>7.5011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office:value-type="float" office:value="11.5762" calcext:value-type="float">
            <text:p>11.5762</text:p>
          </table:table-cell>
          <table:table-cell office:value-type="float" office:value="7.9135" calcext:value-type="float">
            <text:p>7.9135</text:p>
          </table:table-cell>
          <table:table-cell office:value-type="float" office:value="9.30557" calcext:value-type="float">
            <text:p>9.3055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" calcext:value-type="float">
            <text:p>3</text:p>
          </table:table-cell>
          <table:table-cell office:value-type="float" office:value="12.0665" calcext:value-type="float">
            <text:p>12.0665</text:p>
          </table:table-cell>
          <table:table-cell office:value-type="float" office:value="9.52562" calcext:value-type="float">
            <text:p>9.52562</text:p>
          </table:table-cell>
          <table:table-cell office:value-type="float" office:value="9.52666" calcext:value-type="float">
            <text:p>9.526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9T00:34:04.857053614</meta:creation-date>
    <dc:date>2019-10-09T00:55:57.822725744</dc:date>
    <meta:editing-duration>PT6M52S</meta:editing-duration>
    <meta:editing-cycles>1</meta:editing-cycles>
    <meta:generator>LibreOffice/6.3.2.1$Linux_X86_64 LibreOffice_project/30$Build-1</meta:generator>
    <meta:document-statistic meta:table-count="1" meta:cell-count="21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99cm" svg:height="13.798cm" xlink:href=".." xlink:type="simple" chart:class="chart:scatter" chart:style-name="ch1">
        <chart:legend chart:legend-position="end" svg:x="17.636cm" svg:y="6.102cm" style:legend-expansion="high" chart:style-name="ch2"/>
        <chart:plot-area chart:style-name="ch3" table:cell-range-address="Sheet1.A1:Sheet1.A42 Sheet1.C1:Sheet1.E42" chart:data-source-has-labels="row" svg:x="0.397cm" svg:y="0.275cm" svg:width="16.842cm" svg:height="13.248cm">
          <chartooo:coordinate-region svg:x="0.86cm" svg:y="0.474cm" svg:width="15.756cm" svg:height="12.4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2" chart:label-cell-address="Sheet1.C1:Sheet1.C1" chart:class="chart:scatter">
            <chart:domain table:cell-range-address="Sheet1.A2:Sheet1.A42"/>
            <chart:data-point chart:repeated="41"/>
          </chart:series>
          <chart:series chart:style-name="ch7" chart:values-cell-range-address="Sheet1.D2:Sheet1.D42" chart:label-cell-address="Sheet1.D1:Sheet1.D1" chart:class="chart:scatter">
            <chart:data-point chart:repeated="41"/>
          </chart:series>
          <chart:series chart:style-name="ch8" chart:values-cell-range-address="Sheet1.E2:Sheet1.E42" chart:label-cell-address="Sheet1.E1:Sheet1.E1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FD</text:p>
                <draw:g>
                  <svg:desc>Sheet1.C1:Sheet1.C1</svg:desc>
                </draw:g>
              </table:table-cell>
              <table:table-cell office:value-type="string">
                <text:p>FWHM(H)</text:p>
                <draw:g>
                  <svg:desc>Sheet1.D1:Sheet1.D1</svg:desc>
                </draw:g>
              </table:table-cell>
              <table:table-cell office:value-type="string">
                <text:p>FWHM(V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000">
                <text:p>57000</text:p>
                <draw:g>
                  <svg:desc>Sheet1.A2:Sheet1.A42</svg:desc>
                </draw:g>
              </table:table-cell>
              <table:table-cell office:value-type="float" office:value="12.2556">
                <text:p>12.2556</text:p>
                <draw:g>
                  <svg:desc>Sheet1.C2:Sheet1.C42</svg:desc>
                </draw:g>
              </table:table-cell>
              <table:table-cell office:value-type="float" office:value="10.599">
                <text:p>10.599</text:p>
                <draw:g>
                  <svg:desc>Sheet1.D2:Sheet1.D42</svg:desc>
                </draw:g>
              </table:table-cell>
              <table:table-cell office:value-type="float" office:value="11.3475">
                <text:p>11.3475</text:p>
                <draw:g>
                  <svg:desc>Sheet1.E2:Sheet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00">
                <text:p>56000</text:p>
              </table:table-cell>
              <table:table-cell office:value-type="float" office:value="11.8456">
                <text:p>11.8456</text:p>
              </table:table-cell>
              <table:table-cell office:value-type="float" office:value="8.88361">
                <text:p>8.88361</text:p>
              </table:table-cell>
              <table:table-cell office:value-type="float" office:value="9.42588">
                <text:p>9.42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00">
                <text:p>55000</text:p>
              </table:table-cell>
              <table:table-cell office:value-type="float" office:value="11.5818">
                <text:p>11.5818</text:p>
              </table:table-cell>
              <table:table-cell office:value-type="float" office:value="9.73916">
                <text:p>9.73916</text:p>
              </table:table-cell>
              <table:table-cell office:value-type="float" office:value="8.95553">
                <text:p>8.95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00">
                <text:p>54000</text:p>
              </table:table-cell>
              <table:table-cell office:value-type="float" office:value="11.2956">
                <text:p>11.2956</text:p>
              </table:table-cell>
              <table:table-cell office:value-type="float" office:value="8.12682">
                <text:p>8.12682</text:p>
              </table:table-cell>
              <table:table-cell office:value-type="float" office:value="9.12306">
                <text:p>9.12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000">
                <text:p>53000</text:p>
              </table:table-cell>
              <table:table-cell office:value-type="float" office:value="10.8415">
                <text:p>10.8415</text:p>
              </table:table-cell>
              <table:table-cell office:value-type="float" office:value="6.76013">
                <text:p>6.76013</text:p>
              </table:table-cell>
              <table:table-cell office:value-type="float" office:value="7.95762">
                <text:p>7.95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000">
                <text:p>52000</text:p>
              </table:table-cell>
              <table:table-cell office:value-type="float" office:value="10.5331">
                <text:p>10.5331</text:p>
              </table:table-cell>
              <table:table-cell office:value-type="float" office:value="7.05941">
                <text:p>7.05941</text:p>
              </table:table-cell>
              <table:table-cell office:value-type="float" office:value="6.95163">
                <text:p>6.95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000">
                <text:p>51000</text:p>
              </table:table-cell>
              <table:table-cell office:value-type="float" office:value="10.1195">
                <text:p>10.1195</text:p>
              </table:table-cell>
              <table:table-cell office:value-type="float" office:value="6.43801">
                <text:p>6.43801</text:p>
              </table:table-cell>
              <table:table-cell office:value-type="float" office:value="6.95691">
                <text:p>6.95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9.81703">
                <text:p>9.81703</text:p>
              </table:table-cell>
              <table:table-cell office:value-type="float" office:value="5.75749">
                <text:p>5.75749</text:p>
              </table:table-cell>
              <table:table-cell office:value-type="float" office:value="6.40215">
                <text:p>6.40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000">
                <text:p>49000</text:p>
              </table:table-cell>
              <table:table-cell office:value-type="float" office:value="9.66449">
                <text:p>9.66449</text:p>
              </table:table-cell>
              <table:table-cell office:value-type="float" office:value="4.95167">
                <text:p>4.95167</text:p>
              </table:table-cell>
              <table:table-cell office:value-type="float" office:value="5.2458">
                <text:p>5.2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00">
                <text:p>48000</text:p>
              </table:table-cell>
              <table:table-cell office:value-type="float" office:value="9.2142">
                <text:p>9.2142</text:p>
              </table:table-cell>
              <table:table-cell office:value-type="float" office:value="5.10057">
                <text:p>5.10057</text:p>
              </table:table-cell>
              <table:table-cell office:value-type="float" office:value="5.23789">
                <text:p>5.23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000">
                <text:p>47000</text:p>
              </table:table-cell>
              <table:table-cell office:value-type="float" office:value="9.22766">
                <text:p>9.22766</text:p>
              </table:table-cell>
              <table:table-cell office:value-type="float" office:value="5.02397">
                <text:p>5.02397</text:p>
              </table:table-cell>
              <table:table-cell office:value-type="float" office:value="5.34165">
                <text:p>5.341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000">
                <text:p>46000</text:p>
              </table:table-cell>
              <table:table-cell office:value-type="float" office:value="8.70985">
                <text:p>8.70985</text:p>
              </table:table-cell>
              <table:table-cell office:value-type="float" office:value="4.21077">
                <text:p>4.21077</text:p>
              </table:table-cell>
              <table:table-cell office:value-type="float" office:value="4.08695">
                <text:p>4.086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00">
                <text:p>45000</text:p>
              </table:table-cell>
              <table:table-cell office:value-type="float" office:value="8.55176">
                <text:p>8.55176</text:p>
              </table:table-cell>
              <table:table-cell office:value-type="float" office:value="3.97598">
                <text:p>3.97598</text:p>
              </table:table-cell>
              <table:table-cell office:value-type="float" office:value="4.21282">
                <text:p>4.21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000">
                <text:p>44000</text:p>
              </table:table-cell>
              <table:table-cell office:value-type="float" office:value="8.4712">
                <text:p>8.4712</text:p>
              </table:table-cell>
              <table:table-cell office:value-type="float" office:value="4.41322">
                <text:p>4.41322</text:p>
              </table:table-cell>
              <table:table-cell office:value-type="float" office:value="3.59897">
                <text:p>3.598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000">
                <text:p>43000</text:p>
              </table:table-cell>
              <table:table-cell office:value-type="float" office:value="8.24443">
                <text:p>8.24443</text:p>
              </table:table-cell>
              <table:table-cell office:value-type="float" office:value="3.42208">
                <text:p>3.42208</text:p>
              </table:table-cell>
              <table:table-cell office:value-type="float" office:value="3.51763">
                <text:p>3.51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000">
                <text:p>42000</text:p>
              </table:table-cell>
              <table:table-cell office:value-type="float" office:value="8.63756">
                <text:p>8.63756</text:p>
              </table:table-cell>
              <table:table-cell office:value-type="float" office:value="3.1946">
                <text:p>3.1946</text:p>
              </table:table-cell>
              <table:table-cell office:value-type="float" office:value="3.24689">
                <text:p>3.246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00">
                <text:p>41000</text:p>
              </table:table-cell>
              <table:table-cell office:value-type="float" office:value="8.51625">
                <text:p>8.51625</text:p>
              </table:table-cell>
              <table:table-cell office:value-type="float" office:value="3.46978">
                <text:p>3.46978</text:p>
              </table:table-cell>
              <table:table-cell office:value-type="float" office:value="3.22922">
                <text:p>3.229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">
                <text:p>40000</text:p>
              </table:table-cell>
              <table:table-cell office:value-type="float" office:value="8.62156">
                <text:p>8.62156</text:p>
              </table:table-cell>
              <table:table-cell office:value-type="float" office:value="3.11885">
                <text:p>3.11885</text:p>
              </table:table-cell>
              <table:table-cell office:value-type="float" office:value="2.9577">
                <text:p>2.9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000">
                <text:p>39000</text:p>
              </table:table-cell>
              <table:table-cell office:value-type="float" office:value="8.59831">
                <text:p>8.59831</text:p>
              </table:table-cell>
              <table:table-cell office:value-type="float" office:value="2.6763">
                <text:p>2.6763</text:p>
              </table:table-cell>
              <table:table-cell office:value-type="float" office:value="3.03651">
                <text:p>3.036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0">
                <text:p>38000</text:p>
              </table:table-cell>
              <table:table-cell office:value-type="float" office:value="8.83266">
                <text:p>8.83266</text:p>
              </table:table-cell>
              <table:table-cell office:value-type="float" office:value="3.27384">
                <text:p>3.27384</text:p>
              </table:table-cell>
              <table:table-cell office:value-type="float" office:value="2.77679">
                <text:p>2.776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000">
                <text:p>37000</text:p>
              </table:table-cell>
              <table:table-cell office:value-type="float" office:value="8.88756">
                <text:p>8.88756</text:p>
              </table:table-cell>
              <table:table-cell office:value-type="float" office:value="2.70414">
                <text:p>2.70414</text:p>
              </table:table-cell>
              <table:table-cell office:value-type="float" office:value="2.71737">
                <text:p>2.71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00">
                <text:p>36000</text:p>
              </table:table-cell>
              <table:table-cell office:value-type="float" office:value="8.85844">
                <text:p>8.85844</text:p>
              </table:table-cell>
              <table:table-cell office:value-type="float" office:value="2.85248">
                <text:p>2.85248</text:p>
              </table:table-cell>
              <table:table-cell office:value-type="float" office:value="3.02387">
                <text:p>3.023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000">
                <text:p>35000</text:p>
              </table:table-cell>
              <table:table-cell office:value-type="float" office:value="9.14524">
                <text:p>9.14524</text:p>
              </table:table-cell>
              <table:table-cell office:value-type="float" office:value="2.93684">
                <text:p>2.93684</text:p>
              </table:table-cell>
              <table:table-cell office:value-type="float" office:value="3.35703">
                <text:p>3.35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000">
                <text:p>34000</text:p>
              </table:table-cell>
              <table:table-cell office:value-type="float" office:value="8.63316">
                <text:p>8.63316</text:p>
              </table:table-cell>
              <table:table-cell office:value-type="float" office:value="2.66775">
                <text:p>2.66775</text:p>
              </table:table-cell>
              <table:table-cell office:value-type="float" office:value="3.16651">
                <text:p>3.166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000">
                <text:p>33000</text:p>
              </table:table-cell>
              <table:table-cell office:value-type="float" office:value="8.86886">
                <text:p>8.86886</text:p>
              </table:table-cell>
              <table:table-cell office:value-type="float" office:value="3.14746">
                <text:p>3.14746</text:p>
              </table:table-cell>
              <table:table-cell office:value-type="float" office:value="3.20434">
                <text:p>3.204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000">
                <text:p>32000</text:p>
              </table:table-cell>
              <table:table-cell office:value-type="float" office:value="8.79841">
                <text:p>8.79841</text:p>
              </table:table-cell>
              <table:table-cell office:value-type="float" office:value="3.49259">
                <text:p>3.49259</text:p>
              </table:table-cell>
              <table:table-cell office:value-type="float" office:value="2.8127">
                <text:p>2.81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00">
                <text:p>31000</text:p>
              </table:table-cell>
              <table:table-cell office:value-type="float" office:value="8.62892">
                <text:p>8.62892</text:p>
              </table:table-cell>
              <table:table-cell office:value-type="float" office:value="3.1456">
                <text:p>3.1456</text:p>
              </table:table-cell>
              <table:table-cell office:value-type="float" office:value="3.31487">
                <text:p>3.314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00">
                <text:p>30000</text:p>
              </table:table-cell>
              <table:table-cell office:value-type="float" office:value="8.51718">
                <text:p>8.51718</text:p>
              </table:table-cell>
              <table:table-cell office:value-type="float" office:value="3.6021">
                <text:p>3.6021</text:p>
              </table:table-cell>
              <table:table-cell office:value-type="float" office:value="3.68687">
                <text:p>3.68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8.68556">
                <text:p>8.68556</text:p>
              </table:table-cell>
              <table:table-cell office:value-type="float" office:value="3.74347">
                <text:p>3.74347</text:p>
              </table:table-cell>
              <table:table-cell office:value-type="float" office:value="4.07043">
                <text:p>4.070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000">
                <text:p>28000</text:p>
              </table:table-cell>
              <table:table-cell office:value-type="float" office:value="8.71117">
                <text:p>8.71117</text:p>
              </table:table-cell>
              <table:table-cell office:value-type="float" office:value="4.16818">
                <text:p>4.16818</text:p>
              </table:table-cell>
              <table:table-cell office:value-type="float" office:value="4.36293">
                <text:p>4.362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000">
                <text:p>27000</text:p>
              </table:table-cell>
              <table:table-cell office:value-type="float" office:value="9.0535">
                <text:p>9.0535</text:p>
              </table:table-cell>
              <table:table-cell office:value-type="float" office:value="4.31844">
                <text:p>4.31844</text:p>
              </table:table-cell>
              <table:table-cell office:value-type="float" office:value="4.68769">
                <text:p>4.687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00">
                <text:p>26000</text:p>
              </table:table-cell>
              <table:table-cell office:value-type="float" office:value="9.07061">
                <text:p>9.07061</text:p>
              </table:table-cell>
              <table:table-cell office:value-type="float" office:value="4.92523">
                <text:p>4.92523</text:p>
              </table:table-cell>
              <table:table-cell office:value-type="float" office:value="4.90958">
                <text:p>4.909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000">
                <text:p>25000</text:p>
              </table:table-cell>
              <table:table-cell office:value-type="float" office:value="9.59784">
                <text:p>9.59784</text:p>
              </table:table-cell>
              <table:table-cell office:value-type="float" office:value="4.98285">
                <text:p>4.98285</text:p>
              </table:table-cell>
              <table:table-cell office:value-type="float" office:value="4.8716">
                <text:p>4.87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00">
                <text:p>24000</text:p>
              </table:table-cell>
              <table:table-cell office:value-type="float" office:value="9.86389">
                <text:p>9.86389</text:p>
              </table:table-cell>
              <table:table-cell office:value-type="float" office:value="5.87737">
                <text:p>5.87737</text:p>
              </table:table-cell>
              <table:table-cell office:value-type="float" office:value="5.63718">
                <text:p>5.637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000">
                <text:p>23000</text:p>
              </table:table-cell>
              <table:table-cell office:value-type="float" office:value="10.1199">
                <text:p>10.1199</text:p>
              </table:table-cell>
              <table:table-cell office:value-type="float" office:value="5.87487">
                <text:p>5.87487</text:p>
              </table:table-cell>
              <table:table-cell office:value-type="float" office:value="6.59552">
                <text:p>6.595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000">
                <text:p>22000</text:p>
              </table:table-cell>
              <table:table-cell office:value-type="float" office:value="10.2896">
                <text:p>10.2896</text:p>
              </table:table-cell>
              <table:table-cell office:value-type="float" office:value="7.02334">
                <text:p>7.02334</text:p>
              </table:table-cell>
              <table:table-cell office:value-type="float" office:value="6.38216">
                <text:p>6.382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000">
                <text:p>21000</text:p>
              </table:table-cell>
              <table:table-cell office:value-type="float" office:value="10.8753">
                <text:p>10.8753</text:p>
              </table:table-cell>
              <table:table-cell office:value-type="float" office:value="7.57939">
                <text:p>7.57939</text:p>
              </table:table-cell>
              <table:table-cell office:value-type="float" office:value="7.00043">
                <text:p>7.000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">
                <text:p>20000</text:p>
              </table:table-cell>
              <table:table-cell office:value-type="float" office:value="10.8425">
                <text:p>10.8425</text:p>
              </table:table-cell>
              <table:table-cell office:value-type="float" office:value="8.01086">
                <text:p>8.01086</text:p>
              </table:table-cell>
              <table:table-cell office:value-type="float" office:value="7.82628">
                <text:p>7.826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0">
                <text:p>19000</text:p>
              </table:table-cell>
              <table:table-cell office:value-type="float" office:value="11.2525">
                <text:p>11.2525</text:p>
              </table:table-cell>
              <table:table-cell office:value-type="float" office:value="9.30521">
                <text:p>9.30521</text:p>
              </table:table-cell>
              <table:table-cell office:value-type="float" office:value="7.50117">
                <text:p>7.50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000">
                <text:p>18000</text:p>
              </table:table-cell>
              <table:table-cell office:value-type="float" office:value="11.5762">
                <text:p>11.5762</text:p>
              </table:table-cell>
              <table:table-cell office:value-type="float" office:value="7.9135">
                <text:p>7.9135</text:p>
              </table:table-cell>
              <table:table-cell office:value-type="float" office:value="9.30557">
                <text:p>9.30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000">
                <text:p>17000</text:p>
              </table:table-cell>
              <table:table-cell office:value-type="float" office:value="12.0665">
                <text:p>12.0665</text:p>
              </table:table-cell>
              <table:table-cell office:value-type="float" office:value="9.52562">
                <text:p>9.52562</text:p>
              </table:table-cell>
              <table:table-cell office:value-type="float" office:value="9.52666">
                <text:p>9.52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1$Linux_X86_64 LibreOffice_project/30$Build-1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